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F900000322B6E66A5FF68F74A7.png" manifest:media-type="image/png"/>
  <manifest:file-entry manifest:full-path="Pictures/10000000000004F900000322783ADE15FCCE3CBA.png" manifest:media-type="image/png"/>
  <manifest:file-entry manifest:full-path="Pictures/1000000000000020000000204B249CA79A42C6D7.png" manifest:media-type="image/png"/>
  <manifest:file-entry manifest:full-path="Pictures/10000000000005550000035C66CD1AA3E88406D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Vivid1-title">
      <style:graphic-properties fo:min-height="3.306cm"/>
    </style:style>
    <style:style style:name="pr2" style:family="presentation" style:parent-style-name="Vivid1-outline1">
      <style:graphic-properties fo:min-height="13.174cm"/>
    </style:style>
    <style:style style:name="pr3" style:family="presentation" style:parent-style-name="Vivid1-notes">
      <style:graphic-properties draw:fill-color="#ffffff" draw:auto-grow-height="true" fo:min-height="12.464cm"/>
    </style:style>
    <style:style style:name="pr4" style:family="presentation" style:parent-style-name="Vivid2-subtitle">
      <style:graphic-properties draw:fill-color="#ffffff" draw:textarea-vertical-align="top" fo:min-height="3.809cm"/>
    </style:style>
    <style:style style:name="pr5" style:family="presentation" style:parent-style-name="Vivid2-notes">
      <style:graphic-properties draw:fill-color="#ffffff" draw:auto-grow-height="true" fo:min-height="12.464cm"/>
    </style:style>
    <style:style style:name="pr6" style:family="presentation" style:parent-style-name="Vivid2-subtitle">
      <style:graphic-properties draw:fill-color="#ffffff" draw:textarea-vertical-align="top" fo:min-height="8.382cm"/>
    </style:style>
    <style:style style:name="pr7" style:family="presentation" style:parent-style-name="Vivid2-subtitle">
      <style:graphic-properties draw:fill-color="#ffffff" draw:textarea-vertical-align="top" fo:min-height="9.906cm"/>
    </style:style>
    <style:style style:name="pr8" style:family="presentation" style:parent-style-name="Vivid2-subtitle">
      <style:graphic-properties draw:fill-color="#ffffff" draw:textarea-vertical-align="top" fo:min-height="6.486cm"/>
    </style:style>
    <style:style style:name="pr9" style:family="presentation" style:parent-style-name="Vivid2-subtitle">
      <style:graphic-properties draw:fill-color="#ffffff" draw:textarea-vertical-align="top" fo:min-height="8.381cm"/>
    </style:style>
    <style:style style:name="pr10" style:family="presentation" style:parent-style-name="Vivid2-subtitle">
      <style:graphic-properties draw:fill-color="#ffffff" draw:textarea-vertical-align="top" fo:min-height="11.429cm"/>
    </style:style>
    <style:style style:name="P1" style:family="paragraph">
      <loext:graphic-properties draw:fill-color="#ffffff"/>
      <style:text-properties fo:font-size="19.7999992370605pt"/>
    </style:style>
    <style:style style:name="P2" style:family="paragraph">
      <style:paragraph-properties fo:margin-left="0cm" fo:margin-right="0cm" fo:margin-top="0cm" fo:margin-bottom="0cm" fo:text-indent="0cm" style:text-autospace="none"/>
    </style:style>
    <style:style style:name="P3" style:family="paragraph">
      <loext:graphic-properties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" fo:font-size="10pt" fo:font-weight="bold" style:font-name-asian="Segoe UI" style:font-size-asian="10pt" style:font-weight-asian="bold" style:font-name-complex="Segoe UI" style:font-size-complex="10pt" style:font-weight-complex="bold"/>
    </style:style>
    <style:style style:name="P4" style:family="paragraph">
      <style:paragraph-properties fo:margin-left="0.318cm" fo:margin-right="0cm" fo:margin-top="0cm" fo:margin-bottom="0cm" fo:text-indent="0cm" style:text-autospace="none"/>
    </style:style>
    <style:style style:name="P5" style:family="paragraph">
      <loext:graphic-properties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1" fo:font-size="40pt" fo:font-style="italic" fo:font-weight="normal" style:font-name-asian="Segoe UI" style:font-size-asian="40pt" style:font-style-asian="italic" style:font-weight-asian="normal" style:font-name-complex="Segoe UI" style:font-size-complex="40pt" style:font-style-complex="italic" style:font-weight-complex="normal"/>
    </style:style>
    <style:style style:name="P6" style:family="paragraph">
      <loext:graphic-properties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" fo:font-size="10pt" fo:font-style="italic" fo:font-weight="normal" style:font-name-asian="Segoe UI" style:font-size-asian="10pt" style:font-style-asian="italic" style:font-weight-asian="normal" style:font-name-complex="Segoe UI" style:font-size-complex="10pt" style:font-style-complex="italic" style:font-weight-complex="normal"/>
    </style:style>
    <style:style style:name="P7" style:family="paragraph">
      <style:paragraph-properties fo:margin-left="0cm" fo:margin-right="0cm" fo:margin-top="0cm" fo:margin-bottom="0cm" fo:text-align="center" fo:text-indent="0cm" style:text-autospace="none"/>
    </style:style>
    <style:style style:name="P8" style:family="paragraph">
      <loext:graphic-properties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" fo:font-size="8.5pt" fo:font-style="italic" fo:font-weight="normal" style:font-name-asian="Segoe UI" style:font-size-asian="8.5pt" style:font-style-asian="italic" style:font-weight-asian="normal" style:font-name-complex="Segoe UI" style:font-size-complex="8.5pt" style:font-style-complex="italic" style:font-weight-complex="normal"/>
    </style:style>
    <style:style style:name="P9" style:family="paragraph">
      <loext:graphic-properties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" fo:font-size="40pt" fo:font-style="italic" fo:font-weight="normal" style:font-name-asian="Segoe UI" style:font-size-asian="40pt" style:font-style-asian="italic" style:font-weight-asian="normal" style:font-name-complex="Segoe UI" style:font-size-complex="40pt" style:font-style-complex="italic" style:font-weight-complex="normal"/>
    </style:style>
    <style:style style:name="T1" style:family="text">
      <style:text-properties fo:color="#000000" style:font-name="Segoe UI Semibold" fo:font-size="36pt" style:text-underline-style="solid" style:text-underline-width="auto" style:text-underline-color="font-color" fo:font-weight="bold" style:font-name-asian="Segoe UI" style:font-size-asian="36pt" style:font-weight-asian="bold" style:font-name-complex="Segoe UI" style:font-size-complex="36pt" style:font-weight-complex="bold"/>
    </style:style>
    <style:style style:name="T2" style:family="text">
      <style:text-properties fo:color="#000000" style:font-name="Segoe UI1" fo:font-size="40pt" fo:font-weight="bold" style:font-name-asian="Segoe UI" style:font-size-asian="40pt" style:font-weight-asian="bold" style:font-name-complex="Segoe UI" style:font-size-complex="40pt" style:font-weight-complex="bold"/>
    </style:style>
    <style:style style:name="T3" style:family="text">
      <style:text-properties fo:color="#000000" style:text-position="super 58%" style:font-name="Segoe UI Semibold1" fo:font-size="40pt" fo:font-style="italic" fo:font-weight="normal" style:font-name-asian="Segoe UI" style:font-size-asian="40pt" style:font-style-asian="italic" style:font-weight-asian="normal" style:font-name-complex="Segoe UI" style:font-size-complex="40pt" style:font-style-complex="italic" style:font-weight-complex="normal"/>
    </style:style>
    <style:style style:name="T4" style:family="text">
      <style:text-properties fo:color="#000000" style:font-name="Segoe UI Semibold1" fo:font-size="40pt" fo:font-style="italic" fo:font-weight="normal" style:font-name-asian="Segoe UI" style:font-size-asian="40pt" style:font-style-asian="italic" style:font-weight-asian="normal" style:font-name-complex="Segoe UI" style:font-size-complex="40pt" style:font-style-complex="italic" style:font-weight-complex="normal"/>
    </style:style>
    <style:style style:name="T5" style:family="text">
      <style:text-properties fo:color="#000000" style:font-name="Segoe UI Semibold" fo:font-size="36pt" fo:font-style="italic" fo:font-weight="bold" style:font-name-asian="Segoe UI" style:font-size-asian="36pt" style:font-style-asian="italic" style:font-weight-asian="bold" style:font-name-complex="Segoe UI" style:font-size-complex="36pt" style:font-style-complex="italic" style:font-weight-complex="bold"/>
    </style:style>
    <style:style style:name="T6" style:family="text">
      <style:text-properties fo:color="#000000" style:text-position="super 58%" style:font-name="Segoe UI Semibold" fo:font-size="40pt" fo:font-style="italic" fo:font-weight="normal" style:font-name-asian="Segoe UI" style:font-size-asian="40pt" style:font-style-asian="italic" style:font-weight-asian="normal" style:font-name-complex="Segoe UI" style:font-size-complex="40pt" style:font-style-complex="italic" style:font-weight-complex="normal"/>
    </style:style>
    <style:style style:name="T7" style:family="text">
      <style:text-properties fo:color="#000000" style:font-name="Segoe UI Semibold" fo:font-size="40pt" fo:font-style="italic" fo:font-weight="normal" style:font-name-asian="Segoe UI" style:font-size-asian="40pt" style:font-style-asian="italic" style:font-weight-asian="normal" style:font-name-complex="Segoe UI" style:font-size-complex="40pt" style:font-style-complex="italic" style:font-weight-complex="normal"/>
    </style:style>
    <style:style style:name="T8" style:family="text">
      <style:text-properties fo:color="#000000" style:font-name="Segoe UI" fo:font-size="36pt" fo:font-style="italic" fo:font-weight="bold" style:font-name-asian="Segoe UI" style:font-size-asian="36pt" style:font-style-asian="italic" style:font-weight-asian="bold" style:font-name-complex="Segoe UI" style:font-size-complex="36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placeholder="true" presentation:user-transformed="true">
          <draw:text-box/>
        </draw:frame>
        <draw:frame presentation:style-name="pr2" draw:layer="layout" svg:width="29.832cm" svg:height="12.954cm" svg:x="1.664cm" svg:y="5.334cm" presentation:class="outlin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2" presentation:presentation-page-layout-name="AL2T32" presentation:use-date-time-name="dtd1">
        <office:forms form:automatic-focus="false" form:apply-design-mode="false"/>
        <draw:frame presentation:style-name="pr4" draw:text-style-name="P3" draw:layer="layout" svg:width="29.996cm" svg:height="3.809cm" svg:x="1.664cm" svg:y="1.779cm" presentation:class="subtitle" presentation:user-transformed="true">
          <draw:text-box>
            <text:p text:style-name="P2"><text:span text:style-name="T1">OLD TESTAMENT</text:span></text:p>
            <text:p text:style-name="P2"><text:span text:style-name="T2">Zephaniah 3:14–20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2" presentation:presentation-page-layout-name="AL2T32" presentation:use-date-time-name="dtd1">
        <office:forms form:automatic-focus="false" form:apply-design-mode="false"/>
        <draw:frame presentation:style-name="pr6" draw:text-style-name="P5" draw:layer="layout" svg:width="29.996cm" svg:height="8.382cm" svg:x="1.664cm" svg:y="1.778cm" presentation:class="subtitle" presentation:user-transformed="true">
          <draw:text-box>
            <text:p text:style-name="P2"><text:span text:style-name="T3">14</text:span><text:span text:style-name="T4">Sing aloud, O daughter of Zion;</text:span></text:p>
            <text:p text:style-name="P4"><text:span text:style-name="T4">shout, O Israel!</text:span></text:p>
            <text:p text:style-name="P2"><text:span text:style-name="T4">Rejoice and exult with all your heart,</text:span></text:p>
            <text:p text:style-name="P4"><text:span text:style-name="T4">O daughter of Jerusalem!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2" presentation:presentation-page-layout-name="AL2T32" presentation:use-date-time-name="dtd1">
        <office:forms form:automatic-focus="false" form:apply-design-mode="false"/>
        <draw:frame presentation:style-name="pr7" draw:text-style-name="P3" draw:layer="layout" svg:width="29.996cm" svg:height="9.906cm" svg:x="1.664cm" svg:y="1.524cm" presentation:class="subtitle" presentation:user-transformed="true">
          <draw:text-box>
            <text:p text:style-name="P2"><text:span text:style-name="T5"><text:s/></text:span><text:span text:style-name="T6">15</text:span><text:span text:style-name="T7">The LORD has taken away</text:span></text:p>
            <text:p text:style-name="P2"><text:span text:style-name="T7">the judgments against you;</text:span></text:p>
            <text:p text:style-name="P4"><text:span text:style-name="T7">He has cleared away your enemies.</text:span></text:p>
            <text:p text:style-name="P2"><text:span text:style-name="T7">The King of Israel, the LORD, is in your midst;</text:span></text:p>
            <text:p text:style-name="P4"><text:span text:style-name="T7">you shall never again fear evil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2" presentation:presentation-page-layout-name="AL2T32" presentation:use-date-time-name="dtd1">
        <office:forms form:automatic-focus="false" form:apply-design-mode="false"/>
        <draw:frame presentation:style-name="pr8" draw:text-style-name="P3" draw:layer="layout" svg:width="29.996cm" svg:height="6.486cm" svg:x="1.664cm" svg:y="1.896cm" presentation:class="subtitle" presentation:user-transformed="true">
          <draw:text-box>
            <text:p text:style-name="P2"><text:span text:style-name="T8"><text:s/></text:span><text:span text:style-name="T3">16</text:span><text:span text:style-name="T4">On that day it shall be said to Jerusalem:</text:span></text:p>
            <text:p text:style-name="P2"><text:span text:style-name="T7">“</text:span><text:span text:style-name="T7">Fear not, O Zion;</text:span></text:p>
            <text:p text:style-name="P4"><text:span text:style-name="T7">let not your hands grow weak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2" presentation:presentation-page-layout-name="AL2T32" presentation:use-date-time-name="dtd1">
        <office:forms form:automatic-focus="false" form:apply-design-mode="false"/>
        <draw:frame presentation:style-name="pr7" draw:text-style-name="P6" draw:layer="layout" svg:width="29.996cm" svg:height="9.906cm" svg:x="1.664cm" svg:y="1.524cm" presentation:class="subtitle" presentation:user-transformed="true">
          <draw:text-box>
            <text:p text:style-name="P2"><text:span text:style-name="T6">17</text:span><text:span text:style-name="T7">The LORD your God is in your midst,</text:span></text:p>
            <text:p text:style-name="P4"><text:span text:style-name="T7">a mighty one who will save;</text:span></text:p>
            <text:p text:style-name="P2"><text:span text:style-name="T7">he will rejoice over you with gladness;</text:span></text:p>
            <text:p text:style-name="P4"><text:span text:style-name="T7">he will quiet you by his love;</text:span></text:p>
            <text:p text:style-name="P2"><text:span text:style-name="T7">he will exult over you with loud singing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5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2" presentation:presentation-page-layout-name="AL2T32" presentation:use-date-time-name="dtd1">
        <office:forms form:automatic-focus="false" form:apply-design-mode="false"/>
        <draw:frame presentation:style-name="pr7" draw:text-style-name="P5" draw:layer="layout" svg:width="29.996cm" svg:height="9.906cm" svg:x="1.664cm" svg:y="1.524cm" presentation:class="subtitle" presentation:user-transformed="true">
          <draw:text-box>
            <text:p text:style-name="P2"><text:span text:style-name="T3">18</text:span><text:span text:style-name="T4">I will gather those of you who mourn</text:span></text:p>
            <text:p text:style-name="P2"><text:span text:style-name="T4">for the festival,</text:span></text:p>
            <text:p text:style-name="P2"><text:span text:style-name="T4">so that you will no longer suffer reproach.</text:span></text:p>
            <text:p text:style-name="P7"><text:span text:style-name="T3">19</text:span><text:span text:style-name="T4">Behold, at that time I will deal</text:span></text:p>
            <text:p text:style-name="P2"><text:span text:style-name="T4">with all your oppressors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5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2" presentation:presentation-page-layout-name="AL2T32" presentation:use-date-time-name="dtd1">
        <office:forms form:automatic-focus="false" form:apply-design-mode="false"/>
        <draw:frame presentation:style-name="pr9" draw:text-style-name="P8" draw:layer="layout" svg:width="29.996cm" svg:height="8.381cm" svg:x="1.524cm" svg:y="1.525cm" presentation:class="subtitle" presentation:user-transformed="true">
          <draw:text-box>
            <text:p text:style-name="P2"><text:span text:style-name="T7">And I will save the lame</text:span></text:p>
            <text:p text:style-name="P4"><text:span text:style-name="T7">and gather the outcast,</text:span></text:p>
            <text:p text:style-name="P2"><text:span text:style-name="T7">and I will change their shame into praise</text:span></text:p>
            <text:p text:style-name="P4"><text:span text:style-name="T7">and renown in all the earth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5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2" presentation:presentation-page-layout-name="AL2T32" presentation:use-date-time-name="dtd1">
        <office:forms form:automatic-focus="false" form:apply-design-mode="false"/>
        <draw:frame presentation:style-name="pr10" draw:text-style-name="P9" draw:layer="layout" svg:width="29.996cm" svg:height="11.429cm" svg:x="1.754cm" svg:y="1.271cm" presentation:class="subtitle" presentation:user-transformed="true">
          <draw:text-box>
            <text:p text:style-name="P2"><text:span text:style-name="T6">20</text:span><text:span text:style-name="T7">At that time I will bring you in,</text:span></text:p>
            <text:p text:style-name="P4"><text:span text:style-name="T7">at the time when I gather you together;</text:span></text:p>
            <text:p text:style-name="P2"><text:span text:style-name="T7">for I will make you renowned and praised</text:span></text:p>
            <text:p text:style-name="P4"><text:span text:style-name="T7">among all the peoples of the earth,</text:span></text:p>
            <text:p text:style-name="P2"><text:span text:style-name="T7">when I restore your fortunes</text:span></text:p>
            <text:p text:style-name="P4"><text:span text:style-name="T7">before your eyes,” says the L</text:span><text:span text:style-name="T4">ORD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5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6:06:50.772000000</meta:creation-date>
    <meta:editing-duration>PT2H45M4S</meta:editing-duration>
    <meta:editing-cycles>6</meta:editing-cycles>
    <meta:generator>LibreOffice/6.0.7.3$Windows_X86_64 LibreOffice_project/dc89aa7a9eabfd848af146d5086077aeed2ae4a5</meta:generator>
    <dc:title>Vivid</dc:title>
    <dc:date>2018-12-14T21:06:19.975000000</dc:date>
    <meta:document-statistic meta:object-count="68"/>
  </office:meta>
</office:document-meta>
</file>